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4">
      <style:table-cell-properties style:diagonal-bl-tr="none" style:diagonal-tl-br="none" fo:border="none" fo:padding="0.071cm" style:rotation-align="none"/>
    </style:style>
  </office:automatic-styles>
  <office:body>
    <office:spreadsheet>
      <table:table table:name="LTN 010119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xa compra</text:p>
          </table:table-cell>
          <table:table-cell table:style-name="ce1" office:value-type="string" calcext:value-type="string">
            <text:p>taxa venda</text:p>
          </table:table-cell>
          <table:table-cell table:style-name="ce1" office:value-type="string" calcext:value-type="string">
            <text:p>pu compra</text:p>
          </table:table-cell>
          <table:table-cell table:style-name="ce1" office:value-type="string" calcext:value-type="string">
            <text:p>pu venda</text:p>
          </table:table-cell>
          <table:table-cell table:style-name="ce1" office:value-type="string" calcext:value-type="string">
            <text:p>pu base</text:p>
          </table:table-cell>
          <table:table-cell table:style-name="Default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26/01/2016</text:p>
          </table:table-cell>
          <table:table-cell office:value-type="float" office:value="0.1659" calcext:value-type="float">
            <text:p>0,1659</text:p>
          </table:table-cell>
          <table:table-cell office:value-type="float" office:value="0.1665" calcext:value-type="float">
            <text:p>0,1665</text:p>
          </table:table-cell>
          <table:table-cell office:value-type="float" office:value="346.72" calcext:value-type="float">
            <text:p>346,72</text:p>
          </table:table-cell>
          <table:table-cell office:value-type="float" office:value="345.49" calcext:value-type="float">
            <text:p>345,49</text:p>
          </table:table-cell>
          <table:table-cell office:value-type="float" office:value="345.28" calcext:value-type="float">
            <text:p>345,2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7/01/2016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1638" calcext:value-type="float">
            <text:p>0,1638</text:p>
          </table:table-cell>
          <table:table-cell office:value-type="float" office:value="352.52" calcext:value-type="float">
            <text:p>352,52</text:p>
          </table:table-cell>
          <table:table-cell office:value-type="float" office:value="351.27" calcext:value-type="float">
            <text:p>351,27</text:p>
          </table:table-cell>
          <table:table-cell office:value-type="float" office:value="351.06" calcext:value-type="float">
            <text:p>351,0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8/01/2016</text:p>
          </table:table-cell>
          <table:table-cell office:value-type="float" office:value="0.1642" calcext:value-type="float">
            <text:p>0,1642</text:p>
          </table:table-cell>
          <table:table-cell office:value-type="float" office:value="0.1648" calcext:value-type="float">
            <text:p>0,1648</text:p>
          </table:table-cell>
          <table:table-cell office:value-type="float" office:value="350.65" calcext:value-type="float">
            <text:p>350,65</text:p>
          </table:table-cell>
          <table:table-cell office:value-type="float" office:value="349.41" calcext:value-type="float">
            <text:p>349,41</text:p>
          </table:table-cell>
          <table:table-cell office:value-type="float" office:value="349.2" calcext:value-type="float">
            <text:p>349,2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9/01/2016</text:p>
          </table:table-cell>
          <table:table-cell office:value-type="float" office:value="0.1593" calcext:value-type="float">
            <text:p>0,1593</text:p>
          </table:table-cell>
          <table:table-cell office:value-type="float" office:value="0.1599" calcext:value-type="float">
            <text:p>0,1599</text:p>
          </table:table-cell>
          <table:table-cell office:value-type="float" office:value="361.21" calcext:value-type="float">
            <text:p>361,21</text:p>
          </table:table-cell>
          <table:table-cell office:value-type="float" office:value="359.92" calcext:value-type="float">
            <text:p>359,92</text:p>
          </table:table-cell>
          <table:table-cell office:value-type="float" office:value="359.71" calcext:value-type="float">
            <text:p>359,7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office:value-type="float" office:value="0.1589" calcext:value-type="float">
            <text:p>0,1589</text:p>
          </table:table-cell>
          <table:table-cell office:value-type="float" office:value="0.1595" calcext:value-type="float">
            <text:p>0,1595</text:p>
          </table:table-cell>
          <table:table-cell office:value-type="float" office:value="362.28" calcext:value-type="float">
            <text:p>362,28</text:p>
          </table:table-cell>
          <table:table-cell office:value-type="float" office:value="360.99" calcext:value-type="float">
            <text:p>360,99</text:p>
          </table:table-cell>
          <table:table-cell office:value-type="float" office:value="360.78" calcext:value-type="float">
            <text:p>360,7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2/02/2016</text:p>
          </table:table-cell>
          <table:table-cell office:value-type="float" office:value="0.1562" calcext:value-type="float">
            <text:p>0,1562</text:p>
          </table:table-cell>
          <table:table-cell office:value-type="float" office:value="0.1568" calcext:value-type="float">
            <text:p>0,1568</text:p>
          </table:table-cell>
          <table:table-cell office:value-type="float" office:value="368.36" calcext:value-type="float">
            <text:p>368,36</text:p>
          </table:table-cell>
          <table:table-cell office:value-type="float" office:value="367.04" calcext:value-type="float">
            <text:p>367,04</text:p>
          </table:table-cell>
          <table:table-cell office:value-type="float" office:value="366.83" calcext:value-type="float">
            <text:p>366,8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3/02/2016</text:p>
          </table:table-cell>
          <table:table-cell office:value-type="float" office:value="0.159" calcext:value-type="float">
            <text:p>0,159</text:p>
          </table:table-cell>
          <table:table-cell office:value-type="float" office:value="0.1596" calcext:value-type="float">
            <text:p>0,1596</text:p>
          </table:table-cell>
          <table:table-cell office:value-type="float" office:value="362.49" calcext:value-type="float">
            <text:p>362,49</text:p>
          </table:table-cell>
          <table:table-cell office:value-type="float" office:value="361.2" calcext:value-type="float">
            <text:p>361,20</text:p>
          </table:table-cell>
          <table:table-cell office:value-type="float" office:value="360.99" calcext:value-type="float">
            <text:p>360,9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4/02/2016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1579" calcext:value-type="float">
            <text:p>0,1579</text:p>
          </table:table-cell>
          <table:table-cell office:value-type="float" office:value="366.38" calcext:value-type="float">
            <text:p>366,38</text:p>
          </table:table-cell>
          <table:table-cell office:value-type="float" office:value="365.07" calcext:value-type="float">
            <text:p>365,07</text:p>
          </table:table-cell>
          <table:table-cell office:value-type="float" office:value="364.86" calcext:value-type="float">
            <text:p>364,8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5/02/2016</text:p>
          </table:table-cell>
          <table:table-cell office:value-type="float" office:value="0.1599" calcext:value-type="float">
            <text:p>0,1599</text:p>
          </table:table-cell>
          <table:table-cell office:value-type="float" office:value="0.1605" calcext:value-type="float">
            <text:p>0,1605</text:p>
          </table:table-cell>
          <table:table-cell office:value-type="float" office:value="360.98" calcext:value-type="float">
            <text:p>360,98</text:p>
          </table:table-cell>
          <table:table-cell office:value-type="float" office:value="359.7" calcext:value-type="float">
            <text:p>359,70</text:p>
          </table:table-cell>
          <table:table-cell office:value-type="float" office:value="359.49" calcext:value-type="float">
            <text:p>359,4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0/02/2016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1603" calcext:value-type="float">
            <text:p>0,1603</text:p>
          </table:table-cell>
          <table:table-cell office:value-type="float" office:value="361.62" calcext:value-type="float">
            <text:p>361,62</text:p>
          </table:table-cell>
          <table:table-cell office:value-type="float" office:value="360.34" calcext:value-type="float">
            <text:p>360,34</text:p>
          </table:table-cell>
          <table:table-cell office:value-type="float" office:value="360.13" calcext:value-type="float">
            <text:p>360,1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1/02/2016</text:p>
          </table:table-cell>
          <table:table-cell office:value-type="float" office:value="0.1593" calcext:value-type="float">
            <text:p>0,1593</text:p>
          </table:table-cell>
          <table:table-cell office:value-type="float" office:value="0.1599" calcext:value-type="float">
            <text:p>0,1599</text:p>
          </table:table-cell>
          <table:table-cell office:value-type="float" office:value="362.69" calcext:value-type="float">
            <text:p>362,69</text:p>
          </table:table-cell>
          <table:table-cell office:value-type="float" office:value="361.41" calcext:value-type="float">
            <text:p>361,41</text:p>
          </table:table-cell>
          <table:table-cell office:value-type="float" office:value="361.2" calcext:value-type="float">
            <text:p>361,2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2/02/2016</text:p>
          </table:table-cell>
          <table:table-cell office:value-type="float" office:value="0.1617" calcext:value-type="float">
            <text:p>0,1617</text:p>
          </table:table-cell>
          <table:table-cell office:value-type="float" office:value="0.1623" calcext:value-type="float">
            <text:p>0,1623</text:p>
          </table:table-cell>
          <table:table-cell office:value-type="float" office:value="357.8" calcext:value-type="float">
            <text:p>357,80</text:p>
          </table:table-cell>
          <table:table-cell office:value-type="float" office:value="356.53" calcext:value-type="float">
            <text:p>356,53</text:p>
          </table:table-cell>
          <table:table-cell office:value-type="float" office:value="356.32" calcext:value-type="float">
            <text:p>356,32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5/02/20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1617" calcext:value-type="float">
            <text:p>0,1617</text:p>
          </table:table-cell>
          <table:table-cell office:value-type="float" office:value="359.28" calcext:value-type="float">
            <text:p>359,28</text:p>
          </table:table-cell>
          <table:table-cell office:value-type="float" office:value="358.01" calcext:value-type="float">
            <text:p>358,01</text:p>
          </table:table-cell>
          <table:table-cell office:value-type="float" office:value="357.8" calcext:value-type="float">
            <text:p>357,8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6/02/2016</text:p>
          </table:table-cell>
          <table:table-cell office:value-type="float" office:value="0.1607" calcext:value-type="float">
            <text:p>0,1607</text:p>
          </table:table-cell>
          <table:table-cell office:value-type="float" office:value="0.1613" calcext:value-type="float">
            <text:p>0,1613</text:p>
          </table:table-cell>
          <table:table-cell office:value-type="float" office:value="360.34" calcext:value-type="float">
            <text:p>360,34</text:p>
          </table:table-cell>
          <table:table-cell office:value-type="float" office:value="359.07" calcext:value-type="float">
            <text:p>359,07</text:p>
          </table:table-cell>
          <table:table-cell office:value-type="float" office:value="358.85" calcext:value-type="float">
            <text:p>358,85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7/02/2016</text:p>
          </table:table-cell>
          <table:table-cell office:value-type="float" office:value="0.1609" calcext:value-type="float">
            <text:p>0,1609</text:p>
          </table:table-cell>
          <table:table-cell office:value-type="float" office:value="0.1615" calcext:value-type="float">
            <text:p>0,1615</text:p>
          </table:table-cell>
          <table:table-cell office:value-type="float" office:value="360.13" calcext:value-type="float">
            <text:p>360,13</text:p>
          </table:table-cell>
          <table:table-cell office:value-type="float" office:value="358.86" calcext:value-type="float">
            <text:p>358,86</text:p>
          </table:table-cell>
          <table:table-cell office:value-type="float" office:value="358.64" calcext:value-type="float">
            <text:p>358,6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8/02/2016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1597" calcext:value-type="float">
            <text:p>0,1597</text:p>
          </table:table-cell>
          <table:table-cell office:value-type="float" office:value="364.19" calcext:value-type="float">
            <text:p>364,19</text:p>
          </table:table-cell>
          <table:table-cell office:value-type="float" office:value="362.9" calcext:value-type="float">
            <text:p>362,90</text:p>
          </table:table-cell>
          <table:table-cell office:value-type="float" office:value="362.69" calcext:value-type="float">
            <text:p>362,6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9/02/2016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16" calcext:value-type="float">
            <text:p>0,16</text:p>
          </table:table-cell>
          <table:table-cell office:value-type="float" office:value="363.76" calcext:value-type="float">
            <text:p>363,76</text:p>
          </table:table-cell>
          <table:table-cell office:value-type="float" office:value="362.47" calcext:value-type="float">
            <text:p>362,47</text:p>
          </table:table-cell>
          <table:table-cell office:value-type="float" office:value="362.26" calcext:value-type="float">
            <text:p>362,2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2/02/2016</text:p>
          </table:table-cell>
          <table:table-cell office:value-type="float" office:value="0.158" calcext:value-type="float">
            <text:p>0,158</text:p>
          </table:table-cell>
          <table:table-cell office:value-type="float" office:value="0.1586" calcext:value-type="float">
            <text:p>0,1586</text:p>
          </table:table-cell>
          <table:table-cell office:value-type="float" office:value="366.99" calcext:value-type="float">
            <text:p>366,99</text:p>
          </table:table-cell>
          <table:table-cell office:value-type="float" office:value="365.69" calcext:value-type="float">
            <text:p>365,69</text:p>
          </table:table-cell>
          <table:table-cell office:value-type="float" office:value="365.48" calcext:value-type="float">
            <text:p>365,4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3/02/2016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56" calcext:value-type="float">
            <text:p>0,156</text:p>
          </table:table-cell>
          <table:table-cell office:value-type="float" office:value="372.88" calcext:value-type="float">
            <text:p>372,88</text:p>
          </table:table-cell>
          <table:table-cell office:value-type="float" office:value="371.56" calcext:value-type="float">
            <text:p>371,56</text:p>
          </table:table-cell>
          <table:table-cell office:value-type="float" office:value="371.35" calcext:value-type="float">
            <text:p>371,35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4/02/2016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1585" calcext:value-type="float">
            <text:p>0,1585</text:p>
          </table:table-cell>
          <table:table-cell office:value-type="float" office:value="367.63" calcext:value-type="float">
            <text:p>367,63</text:p>
          </table:table-cell>
          <table:table-cell office:value-type="float" office:value="366.33" calcext:value-type="float">
            <text:p>366,33</text:p>
          </table:table-cell>
          <table:table-cell office:value-type="float" office:value="366.12" calcext:value-type="float">
            <text:p>366,12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5/02/2016</text:p>
          </table:table-cell>
          <table:table-cell office:value-type="float" office:value="0.1562" calcext:value-type="float">
            <text:p>0,1562</text:p>
          </table:table-cell>
          <table:table-cell office:value-type="float" office:value="0.1568" calcext:value-type="float">
            <text:p>0,1568</text:p>
          </table:table-cell>
          <table:table-cell office:value-type="float" office:value="371.55" calcext:value-type="float">
            <text:p>371,55</text:p>
          </table:table-cell>
          <table:table-cell office:value-type="float" office:value="370.24" calcext:value-type="float">
            <text:p>370,24</text:p>
          </table:table-cell>
          <table:table-cell office:value-type="float" office:value="370.03" calcext:value-type="float">
            <text:p>370,0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6/02/2016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1589" calcext:value-type="float">
            <text:p>0,1589</text:p>
          </table:table-cell>
          <table:table-cell office:value-type="float" office:value="367.19" calcext:value-type="float">
            <text:p>367,19</text:p>
          </table:table-cell>
          <table:table-cell office:value-type="float" office:value="365.9" calcext:value-type="float">
            <text:p>365,90</text:p>
          </table:table-cell>
          <table:table-cell office:value-type="float" office:value="365.69" calcext:value-type="float">
            <text:p>365,6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1594" calcext:value-type="float">
            <text:p>0,1594</text:p>
          </table:table-cell>
          <table:table-cell office:value-type="float" office:value="366.33" calcext:value-type="float">
            <text:p>366,33</text:p>
          </table:table-cell>
          <table:table-cell office:value-type="float" office:value="365.04" calcext:value-type="float">
            <text:p>365,04</text:p>
          </table:table-cell>
          <table:table-cell office:value-type="float" office:value="364.83" calcext:value-type="float">
            <text:p>364,8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584" calcext:value-type="float">
            <text:p>0,1584</text:p>
          </table:table-cell>
          <table:table-cell office:value-type="float" office:value="368.71" calcext:value-type="float">
            <text:p>368,71</text:p>
          </table:table-cell>
          <table:table-cell office:value-type="float" office:value="367.41" calcext:value-type="float">
            <text:p>367,41</text:p>
          </table:table-cell>
          <table:table-cell office:value-type="float" office:value="367.19" calcext:value-type="float">
            <text:p>367,1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2/03/2016</text:p>
          </table:table-cell>
          <table:table-cell office:value-type="float" office:value="0.1561" calcext:value-type="float">
            <text:p>0,1561</text:p>
          </table:table-cell>
          <table:table-cell office:value-type="float" office:value="0.1567" calcext:value-type="float">
            <text:p>0,1567</text:p>
          </table:table-cell>
          <table:table-cell office:value-type="float" office:value="372.63" calcext:value-type="float">
            <text:p>372,63</text:p>
          </table:table-cell>
          <table:table-cell office:value-type="float" office:value="371.31" calcext:value-type="float">
            <text:p>371,31</text:p>
          </table:table-cell>
          <table:table-cell office:value-type="float" office:value="371.1" calcext:value-type="float">
            <text:p>371,1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3/03/2016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55" calcext:value-type="float">
            <text:p>0,155</text:p>
          </table:table-cell>
          <table:table-cell office:value-type="float" office:value="376.59" calcext:value-type="float">
            <text:p>376,59</text:p>
          </table:table-cell>
          <table:table-cell office:value-type="float" office:value="375.26" calcext:value-type="float">
            <text:p>375,26</text:p>
          </table:table-cell>
          <table:table-cell office:value-type="float" office:value="375.05" calcext:value-type="float">
            <text:p>375,05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4/03/2016</text:p>
          </table:table-cell>
          <table:table-cell office:value-type="float" office:value="0.1466" calcext:value-type="float">
            <text:p>0,1466</text:p>
          </table:table-cell>
          <table:table-cell office:value-type="float" office:value="0.1472" calcext:value-type="float">
            <text:p>0,1472</text:p>
          </table:table-cell>
          <table:table-cell office:value-type="float" office:value="394.58" calcext:value-type="float">
            <text:p>394,58</text:p>
          </table:table-cell>
          <table:table-cell office:value-type="float" office:value="393.18" calcext:value-type="float">
            <text:p>393,18</text:p>
          </table:table-cell>
          <table:table-cell office:value-type="float" office:value="392.96" calcext:value-type="float">
            <text:p>392,9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7/03/2016</text:p>
          </table:table-cell>
          <table:table-cell office:value-type="float" office:value="0.1469" calcext:value-type="float">
            <text:p>0,1469</text:p>
          </table:table-cell>
          <table:table-cell office:value-type="float" office:value="0.1475" calcext:value-type="float">
            <text:p>0,1475</text:p>
          </table:table-cell>
          <table:table-cell office:value-type="float" office:value="394.09" calcext:value-type="float">
            <text:p>394,09</text:p>
          </table:table-cell>
          <table:table-cell office:value-type="float" office:value="392.7" calcext:value-type="float">
            <text:p>392,70</text:p>
          </table:table-cell>
          <table:table-cell office:value-type="float" office:value="392.48" calcext:value-type="float">
            <text:p>392,4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8/03/2016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1498" calcext:value-type="float">
            <text:p>0,1498</text:p>
          </table:table-cell>
          <table:table-cell office:value-type="float" office:value="388.98" calcext:value-type="float">
            <text:p>388,98</text:p>
          </table:table-cell>
          <table:table-cell office:value-type="float" office:value="387.6" calcext:value-type="float">
            <text:p>387,60</text:p>
          </table:table-cell>
          <table:table-cell office:value-type="float" office:value="387.39" calcext:value-type="float">
            <text:p>387,3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9/03/2016</text:p>
          </table:table-cell>
          <table:table-cell office:value-type="float" office:value="0.1447" calcext:value-type="float">
            <text:p>0,1447</text:p>
          </table:table-cell>
          <table:table-cell office:value-type="float" office:value="0.1453" calcext:value-type="float">
            <text:p>0,1453</text:p>
          </table:table-cell>
          <table:table-cell office:value-type="float" office:value="399.7" calcext:value-type="float">
            <text:p>399,70</text:p>
          </table:table-cell>
          <table:table-cell office:value-type="float" office:value="398.28" calcext:value-type="float">
            <text:p>398,28</text:p>
          </table:table-cell>
          <table:table-cell office:value-type="float" office:value="398.06" calcext:value-type="float">
            <text:p>398,0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0/03/2016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1449" calcext:value-type="float">
            <text:p>0,1449</text:p>
          </table:table-cell>
          <table:table-cell office:value-type="float" office:value="400.86" calcext:value-type="float">
            <text:p>400,86</text:p>
          </table:table-cell>
          <table:table-cell office:value-type="float" office:value="399.44" calcext:value-type="float">
            <text:p>399,44</text:p>
          </table:table-cell>
          <table:table-cell office:value-type="float" office:value="399.22" calcext:value-type="float">
            <text:p>399,22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1/03/2016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445" calcext:value-type="float">
            <text:p>0,1445</text:p>
          </table:table-cell>
          <table:table-cell office:value-type="float" office:value="402.03" calcext:value-type="float">
            <text:p>402,03</text:p>
          </table:table-cell>
          <table:table-cell office:value-type="float" office:value="400.6" calcext:value-type="float">
            <text:p>400,60</text:p>
          </table:table-cell>
          <table:table-cell office:value-type="float" office:value="400.38" calcext:value-type="float">
            <text:p>400,3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4/03/2016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435" calcext:value-type="float">
            <text:p>0,1435</text:p>
          </table:table-cell>
          <table:table-cell office:value-type="float" office:value="404.63" calcext:value-type="float">
            <text:p>404,63</text:p>
          </table:table-cell>
          <table:table-cell office:value-type="float" office:value="403.19" calcext:value-type="float">
            <text:p>403,19</text:p>
          </table:table-cell>
          <table:table-cell office:value-type="float" office:value="402.98" calcext:value-type="float">
            <text:p>402,9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5/03/2016</text:p>
          </table:table-cell>
          <table:table-cell office:value-type="float" office:value="0.146" calcext:value-type="float">
            <text:p>0,146</text:p>
          </table:table-cell>
          <table:table-cell office:value-type="float" office:value="0.1466" calcext:value-type="float">
            <text:p>0,1466</text:p>
          </table:table-cell>
          <table:table-cell office:value-type="float" office:value="397.49" calcext:value-type="float">
            <text:p>397,49</text:p>
          </table:table-cell>
          <table:table-cell office:value-type="float" office:value="396.08" calcext:value-type="float">
            <text:p>396,08</text:p>
          </table:table-cell>
          <table:table-cell office:value-type="float" office:value="395.87" calcext:value-type="float">
            <text:p>395,87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6/03/2016</text:p>
          </table:table-cell>
          <table:table-cell office:value-type="float" office:value="0.1499" calcext:value-type="float">
            <text:p>0,1499</text:p>
          </table:table-cell>
          <table:table-cell office:value-type="float" office:value="0.1505" calcext:value-type="float">
            <text:p>0,1505</text:p>
          </table:table-cell>
          <table:table-cell office:value-type="float" office:value="388.67" calcext:value-type="float">
            <text:p>388,67</text:p>
          </table:table-cell>
          <table:table-cell office:value-type="float" office:value="387.3" calcext:value-type="float">
            <text:p>387,30</text:p>
          </table:table-cell>
          <table:table-cell office:value-type="float" office:value="387.08" calcext:value-type="float">
            <text:p>387,0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7/03/2016</text:p>
          </table:table-cell>
          <table:table-cell office:value-type="float" office:value="0.1438" calcext:value-type="float">
            <text:p>0,1438</text:p>
          </table:table-cell>
          <table:table-cell office:value-type="float" office:value="0.1444" calcext:value-type="float">
            <text:p>0,1444</text:p>
          </table:table-cell>
          <table:table-cell office:value-type="float" office:value="403.12" calcext:value-type="float">
            <text:p>403,12</text:p>
          </table:table-cell>
          <table:table-cell office:value-type="float" office:value="401.7" calcext:value-type="float">
            <text:p>401,70</text:p>
          </table:table-cell>
          <table:table-cell office:value-type="float" office:value="401.48" calcext:value-type="float">
            <text:p>401,4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8/03/2016</text:p>
          </table:table-cell>
          <table:table-cell office:value-type="float" office:value="0.1414" calcext:value-type="float">
            <text:p>0,1414</text:p>
          </table:table-cell>
          <table:table-cell office:value-type="float" office:value="0.142" calcext:value-type="float">
            <text:p>0,142</text:p>
          </table:table-cell>
          <table:table-cell office:value-type="float" office:value="409.1" calcext:value-type="float">
            <text:p>409,10</text:p>
          </table:table-cell>
          <table:table-cell office:value-type="float" office:value="407.65" calcext:value-type="float">
            <text:p>407,65</text:p>
          </table:table-cell>
          <table:table-cell office:value-type="float" office:value="407.44" calcext:value-type="float">
            <text:p>407,4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1/03/2016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1418" calcext:value-type="float">
            <text:p>0,1418</text:p>
          </table:table-cell>
          <table:table-cell office:value-type="float" office:value="409.8" calcext:value-type="float">
            <text:p>409,80</text:p>
          </table:table-cell>
          <table:table-cell office:value-type="float" office:value="408.35" calcext:value-type="float">
            <text:p>408,35</text:p>
          </table:table-cell>
          <table:table-cell office:value-type="float" office:value="408.14" calcext:value-type="float">
            <text:p>408,1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2/03/2016</text:p>
          </table:table-cell>
          <table:table-cell office:value-type="float" office:value="0.1397" calcext:value-type="float">
            <text:p>0,1397</text:p>
          </table:table-cell>
          <table:table-cell office:value-type="float" office:value="0.1403" calcext:value-type="float">
            <text:p>0,1403</text:p>
          </table:table-cell>
          <table:table-cell office:value-type="float" office:value="413.67" calcext:value-type="float">
            <text:p>413,67</text:p>
          </table:table-cell>
          <table:table-cell office:value-type="float" office:value="412.21" calcext:value-type="float">
            <text:p>412,21</text:p>
          </table:table-cell>
          <table:table-cell office:value-type="float" office:value="411.99" calcext:value-type="float">
            <text:p>411,9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3/03/2016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1377" calcext:value-type="float">
            <text:p>0,1377</text:p>
          </table:table-cell>
          <table:table-cell office:value-type="float" office:value="420.32" calcext:value-type="float">
            <text:p>420,32</text:p>
          </table:table-cell>
          <table:table-cell office:value-type="float" office:value="418.82" calcext:value-type="float">
            <text:p>418,82</text:p>
          </table:table-cell>
          <table:table-cell office:value-type="float" office:value="418.61" calcext:value-type="float">
            <text:p>418,6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4/03/2016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1419" calcext:value-type="float">
            <text:p>0,1419</text:p>
          </table:table-cell>
          <table:table-cell office:value-type="float" office:value="410.21" calcext:value-type="float">
            <text:p>410,21</text:p>
          </table:table-cell>
          <table:table-cell office:value-type="float" office:value="408.75" calcext:value-type="float">
            <text:p>408,75</text:p>
          </table:table-cell>
          <table:table-cell office:value-type="float" office:value="408.54" calcext:value-type="float">
            <text:p>408,5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8/03/2016</text:p>
          </table:table-cell>
          <table:table-cell office:value-type="float" office:value="0.1392" calcext:value-type="float">
            <text:p>0,1392</text:p>
          </table:table-cell>
          <table:table-cell office:value-type="float" office:value="0.1398" calcext:value-type="float">
            <text:p>0,1398</text:p>
          </table:table-cell>
          <table:table-cell office:value-type="float" office:value="415.55" calcext:value-type="float">
            <text:p>415,55</text:p>
          </table:table-cell>
          <table:table-cell office:value-type="float" office:value="414.07" calcext:value-type="float">
            <text:p>414,07</text:p>
          </table:table-cell>
          <table:table-cell office:value-type="float" office:value="413.86" calcext:value-type="float">
            <text:p>413,8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9/03/2016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1391" calcext:value-type="float">
            <text:p>0,1391</text:p>
          </table:table-cell>
          <table:table-cell office:value-type="float" office:value="417.49" calcext:value-type="float">
            <text:p>417,49</text:p>
          </table:table-cell>
          <table:table-cell office:value-type="float" office:value="416.01" calcext:value-type="float">
            <text:p>416,01</text:p>
          </table:table-cell>
          <table:table-cell office:value-type="float" office:value="415.79" calcext:value-type="float">
            <text:p>415,7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30/03/2016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66" calcext:value-type="float">
            <text:p>0,1366</text:p>
          </table:table-cell>
          <table:table-cell office:value-type="float" office:value="423.93" calcext:value-type="float">
            <text:p>423,93</text:p>
          </table:table-cell>
          <table:table-cell office:value-type="float" office:value="422.42" calcext:value-type="float">
            <text:p>422,42</text:p>
          </table:table-cell>
          <table:table-cell office:value-type="float" office:value="422.21" calcext:value-type="float">
            <text:p>422,2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1385" calcext:value-type="float">
            <text:p>0,1385</text:p>
          </table:table-cell>
          <table:table-cell office:value-type="float" office:value="419.4" calcext:value-type="float">
            <text:p>419,40</text:p>
          </table:table-cell>
          <table:table-cell office:value-type="float" office:value="417.92" calcext:value-type="float">
            <text:p>417,92</text:p>
          </table:table-cell>
          <table:table-cell office:value-type="float" office:value="417.7" calcext:value-type="float">
            <text:p>417,7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405" calcext:value-type="float">
            <text:p>0,1405</text:p>
          </table:table-cell>
          <table:table-cell office:value-type="float" office:value="414.69" calcext:value-type="float">
            <text:p>414,69</text:p>
          </table:table-cell>
          <table:table-cell office:value-type="float" office:value="413.23" calcext:value-type="float">
            <text:p>413,23</text:p>
          </table:table-cell>
          <table:table-cell office:value-type="float" office:value="413.01" calcext:value-type="float">
            <text:p>413,0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4/04/2016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86" calcext:value-type="float">
            <text:p>0,1386</text:p>
          </table:table-cell>
          <table:table-cell office:value-type="float" office:value="419.58" calcext:value-type="float">
            <text:p>419,58</text:p>
          </table:table-cell>
          <table:table-cell office:value-type="float" office:value="418.1" calcext:value-type="float">
            <text:p>418,10</text:p>
          </table:table-cell>
          <table:table-cell office:value-type="float" office:value="417.88" calcext:value-type="float">
            <text:p>417,8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5/04/2016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1413" calcext:value-type="float">
            <text:p>0,1413</text:p>
          </table:table-cell>
          <table:table-cell office:value-type="float" office:value="413.17" calcext:value-type="float">
            <text:p>413,17</text:p>
          </table:table-cell>
          <table:table-cell office:value-type="float" office:value="411.71" calcext:value-type="float">
            <text:p>411,71</text:p>
          </table:table-cell>
          <table:table-cell office:value-type="float" office:value="411.5" calcext:value-type="float">
            <text:p>411,5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6/04/2016</text:p>
          </table:table-cell>
          <table:table-cell office:value-type="float" office:value="0.1409" calcext:value-type="float">
            <text:p>0,1409</text:p>
          </table:table-cell>
          <table:table-cell office:value-type="float" office:value="0.1415" calcext:value-type="float">
            <text:p>0,1415</text:p>
          </table:table-cell>
          <table:table-cell office:value-type="float" office:value="412.9" calcext:value-type="float">
            <text:p>412,90</text:p>
          </table:table-cell>
          <table:table-cell office:value-type="float" office:value="411.45" calcext:value-type="float">
            <text:p>411,45</text:p>
          </table:table-cell>
          <table:table-cell office:value-type="float" office:value="411.23" calcext:value-type="float">
            <text:p>411,2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7/04/2016</text:p>
          </table:table-cell>
          <table:table-cell office:value-type="float" office:value="0.1424" calcext:value-type="float">
            <text:p>0,1424</text:p>
          </table:table-cell>
          <table:table-cell office:value-type="float" office:value="0.143" calcext:value-type="float">
            <text:p>0,143</text:p>
          </table:table-cell>
          <table:table-cell office:value-type="float" office:value="409.49" calcext:value-type="float">
            <text:p>409,49</text:p>
          </table:table-cell>
          <table:table-cell office:value-type="float" office:value="408.05" calcext:value-type="float">
            <text:p>408,05</text:p>
          </table:table-cell>
          <table:table-cell office:value-type="float" office:value="407.84" calcext:value-type="float">
            <text:p>407,8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8/04/2016</text:p>
          </table:table-cell>
          <table:table-cell office:value-type="float" office:value="0.14" calcext:value-type="float">
            <text:p>0,14</text:p>
          </table:table-cell>
          <table:table-cell office:value-type="float" office:value="0.1406" calcext:value-type="float">
            <text:p>0,1406</text:p>
          </table:table-cell>
          <table:table-cell office:value-type="float" office:value="415.52" calcext:value-type="float">
            <text:p>415,52</text:p>
          </table:table-cell>
          <table:table-cell office:value-type="float" office:value="414.06" calcext:value-type="float">
            <text:p>414,06</text:p>
          </table:table-cell>
          <table:table-cell office:value-type="float" office:value="413.85" calcext:value-type="float">
            <text:p>413,85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1/04/2016</text:p>
          </table:table-cell>
          <table:table-cell office:value-type="float" office:value="0.1387" calcext:value-type="float">
            <text:p>0,1387</text:p>
          </table:table-cell>
          <table:table-cell office:value-type="float" office:value="0.1393" calcext:value-type="float">
            <text:p>0,1393</text:p>
          </table:table-cell>
          <table:table-cell office:value-type="float" office:value="418.93" calcext:value-type="float">
            <text:p>418,93</text:p>
          </table:table-cell>
          <table:table-cell office:value-type="float" office:value="417.45" calcext:value-type="float">
            <text:p>417,45</text:p>
          </table:table-cell>
          <table:table-cell office:value-type="float" office:value="417.24" calcext:value-type="float">
            <text:p>417,2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2/04/2016</text:p>
          </table:table-cell>
          <table:table-cell office:value-type="float" office:value="0.1367" calcext:value-type="float">
            <text:p>0,1367</text:p>
          </table:table-cell>
          <table:table-cell office:value-type="float" office:value="0.1373" calcext:value-type="float">
            <text:p>0,1373</text:p>
          </table:table-cell>
          <table:table-cell office:value-type="float" office:value="424.11" calcext:value-type="float">
            <text:p>424,11</text:p>
          </table:table-cell>
          <table:table-cell office:value-type="float" office:value="422.61" calcext:value-type="float">
            <text:p>422,61</text:p>
          </table:table-cell>
          <table:table-cell office:value-type="float" office:value="422.4" calcext:value-type="float">
            <text:p>422,40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3/04/2016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136" calcext:value-type="float">
            <text:p>0,136</text:p>
          </table:table-cell>
          <table:table-cell office:value-type="float" office:value="427.59" calcext:value-type="float">
            <text:p>427,59</text:p>
          </table:table-cell>
          <table:table-cell office:value-type="float" office:value="426.08" calcext:value-type="float">
            <text:p>426,08</text:p>
          </table:table-cell>
          <table:table-cell office:value-type="float" office:value="425.86" calcext:value-type="float">
            <text:p>425,8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4/04/2016</text:p>
          </table:table-cell>
          <table:table-cell office:value-type="float" office:value="0.1321" calcext:value-type="float">
            <text:p>0,1321</text:p>
          </table:table-cell>
          <table:table-cell office:value-type="float" office:value="0.1327" calcext:value-type="float">
            <text:p>0,1327</text:p>
          </table:table-cell>
          <table:table-cell office:value-type="float" office:value="436.21" calcext:value-type="float">
            <text:p>436,21</text:p>
          </table:table-cell>
          <table:table-cell office:value-type="float" office:value="434.67" calcext:value-type="float">
            <text:p>434,67</text:p>
          </table:table-cell>
          <table:table-cell office:value-type="float" office:value="434.45" calcext:value-type="float">
            <text:p>434,45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5/04/2016</text:p>
          </table:table-cell>
          <table:table-cell office:value-type="float" office:value="0.1311" calcext:value-type="float">
            <text:p>0,1311</text:p>
          </table:table-cell>
          <table:table-cell office:value-type="float" office:value="0.1317" calcext:value-type="float">
            <text:p>0,1317</text:p>
          </table:table-cell>
          <table:table-cell office:value-type="float" office:value="439.01" calcext:value-type="float">
            <text:p>439,01</text:p>
          </table:table-cell>
          <table:table-cell office:value-type="float" office:value="437.46" calcext:value-type="float">
            <text:p>437,46</text:p>
          </table:table-cell>
          <table:table-cell office:value-type="float" office:value="437.24" calcext:value-type="float">
            <text:p>437,24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8/04/2016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305" calcext:value-type="float">
            <text:p>0,1305</text:p>
          </table:table-cell>
          <table:table-cell office:value-type="float" office:value="442.35" calcext:value-type="float">
            <text:p>442,35</text:p>
          </table:table-cell>
          <table:table-cell office:value-type="float" office:value="440.78" calcext:value-type="float">
            <text:p>440,78</text:p>
          </table:table-cell>
          <table:table-cell office:value-type="float" office:value="440.57" calcext:value-type="float">
            <text:p>440,57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19/04/2016</text:p>
          </table:table-cell>
          <table:table-cell office:value-type="float" office:value="0.1296" calcext:value-type="float">
            <text:p>0,1296</text:p>
          </table:table-cell>
          <table:table-cell office:value-type="float" office:value="0.1302" calcext:value-type="float">
            <text:p>0,1302</text:p>
          </table:table-cell>
          <table:table-cell office:value-type="float" office:value="443.35" calcext:value-type="float">
            <text:p>443,35</text:p>
          </table:table-cell>
          <table:table-cell office:value-type="float" office:value="441.78" calcext:value-type="float">
            <text:p>441,78</text:p>
          </table:table-cell>
          <table:table-cell office:value-type="float" office:value="441.56" calcext:value-type="float">
            <text:p>441,56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0/04/2016</text:p>
          </table:table-cell>
          <table:table-cell office:value-type="float" office:value="0.1301" calcext:value-type="float">
            <text:p>0,1301</text:p>
          </table:table-cell>
          <table:table-cell office:value-type="float" office:value="0.1307" calcext:value-type="float">
            <text:p>0,1307</text:p>
          </table:table-cell>
          <table:table-cell office:value-type="float" office:value="442.25" calcext:value-type="float">
            <text:p>442,25</text:p>
          </table:table-cell>
          <table:table-cell office:value-type="float" office:value="440.69" calcext:value-type="float">
            <text:p>440,69</text:p>
          </table:table-cell>
          <table:table-cell office:value-type="float" office:value="440.48" calcext:value-type="float">
            <text:p>440,4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2/04/2016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308" calcext:value-type="float">
            <text:p>0,1308</text:p>
          </table:table-cell>
          <table:table-cell office:value-type="float" office:value="442.21" calcext:value-type="float">
            <text:p>442,21</text:p>
          </table:table-cell>
          <table:table-cell office:value-type="float" office:value="440.65" calcext:value-type="float">
            <text:p>440,65</text:p>
          </table:table-cell>
          <table:table-cell office:value-type="float" office:value="440.43" calcext:value-type="float">
            <text:p>440,4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5/04/2016</text:p>
          </table:table-cell>
          <table:table-cell office:value-type="float" office:value="0.1306" calcext:value-type="float">
            <text:p>0,1306</text:p>
          </table:table-cell>
          <table:table-cell office:value-type="float" office:value="0.1312" calcext:value-type="float">
            <text:p>0,1312</text:p>
          </table:table-cell>
          <table:table-cell office:value-type="float" office:value="441.38" calcext:value-type="float">
            <text:p>441,38</text:p>
          </table:table-cell>
          <table:table-cell office:value-type="float" office:value="439.82" calcext:value-type="float">
            <text:p>439,82</text:p>
          </table:table-cell>
          <table:table-cell office:value-type="float" office:value="439.61" calcext:value-type="float">
            <text:p>439,6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6/04/2016</text:p>
          </table:table-cell>
          <table:table-cell office:value-type="float" office:value="0.1291" calcext:value-type="float">
            <text:p>0,1291</text:p>
          </table:table-cell>
          <table:table-cell office:value-type="float" office:value="0.1297" calcext:value-type="float">
            <text:p>0,1297</text:p>
          </table:table-cell>
          <table:table-cell office:value-type="float" office:value="445.52" calcext:value-type="float">
            <text:p>445,52</text:p>
          </table:table-cell>
          <table:table-cell office:value-type="float" office:value="443.94" calcext:value-type="float">
            <text:p>443,94</text:p>
          </table:table-cell>
          <table:table-cell office:value-type="float" office:value="443.73" calcext:value-type="float">
            <text:p>443,7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7/04/2016</text:p>
          </table:table-cell>
          <table:table-cell office:value-type="float" office:value="0.1289" calcext:value-type="float">
            <text:p>0,1289</text:p>
          </table:table-cell>
          <table:table-cell office:value-type="float" office:value="0.1295" calcext:value-type="float">
            <text:p>0,1295</text:p>
          </table:table-cell>
          <table:table-cell office:value-type="float" office:value="446.26" calcext:value-type="float">
            <text:p>446,26</text:p>
          </table:table-cell>
          <table:table-cell office:value-type="float" office:value="444.68" calcext:value-type="float">
            <text:p>444,68</text:p>
          </table:table-cell>
          <table:table-cell office:value-type="float" office:value="444.47" calcext:value-type="float">
            <text:p>444,47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8/04/2016</text:p>
          </table:table-cell>
          <table:table-cell office:value-type="float" office:value="0.1267" calcext:value-type="float">
            <text:p>0,1267</text:p>
          </table:table-cell>
          <table:table-cell office:value-type="float" office:value="0.1273" calcext:value-type="float">
            <text:p>0,1273</text:p>
          </table:table-cell>
          <table:table-cell office:value-type="float" office:value="452.3" calcext:value-type="float">
            <text:p>452,30</text:p>
          </table:table-cell>
          <table:table-cell office:value-type="float" office:value="450.7" calcext:value-type="float">
            <text:p>450,70</text:p>
          </table:table-cell>
          <table:table-cell office:value-type="float" office:value="450.49" calcext:value-type="float">
            <text:p>450,49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29/04/2016</text:p>
          </table:table-cell>
          <table:table-cell office:value-type="float" office:value="0.1283" calcext:value-type="float">
            <text:p>0,1283</text:p>
          </table:table-cell>
          <table:table-cell office:value-type="float" office:value="0.1289" calcext:value-type="float">
            <text:p>0,1289</text:p>
          </table:table-cell>
          <table:table-cell office:value-type="float" office:value="448.27" calcext:value-type="float">
            <text:p>448,27</text:p>
          </table:table-cell>
          <table:table-cell office:value-type="float" office:value="446.69" calcext:value-type="float">
            <text:p>446,69</text:p>
          </table:table-cell>
          <table:table-cell office:value-type="float" office:value="446.47" calcext:value-type="float">
            <text:p>446,47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2/05/2016</text:p>
          </table:table-cell>
          <table:table-cell office:value-type="float" office:value="0.1252" calcext:value-type="float">
            <text:p>0,1252</text:p>
          </table:table-cell>
          <table:table-cell office:value-type="float" office:value="0.1258" calcext:value-type="float">
            <text:p>0,1258</text:p>
          </table:table-cell>
          <table:table-cell office:value-type="float" office:value="456.76" calcext:value-type="float">
            <text:p>456,76</text:p>
          </table:table-cell>
          <table:table-cell office:value-type="float" office:value="455.14" calcext:value-type="float">
            <text:p>455,14</text:p>
          </table:table-cell>
          <table:table-cell office:value-type="float" office:value="454.93" calcext:value-type="float">
            <text:p>454,93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3/05/2016</text:p>
          </table:table-cell>
          <table:table-cell office:value-type="float" office:value="0.1259" calcext:value-type="float">
            <text:p>0,1259</text:p>
          </table:table-cell>
          <table:table-cell office:value-type="float" office:value="0.1265" calcext:value-type="float">
            <text:p>0,1265</text:p>
          </table:table-cell>
          <table:table-cell office:value-type="float" office:value="455.09" calcext:value-type="float">
            <text:p>455,09</text:p>
          </table:table-cell>
          <table:table-cell office:value-type="float" office:value="453.48" calcext:value-type="float">
            <text:p>453,48</text:p>
          </table:table-cell>
          <table:table-cell office:value-type="float" office:value="453.27" calcext:value-type="float">
            <text:p>453,27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4/05/2016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66" calcext:value-type="float">
            <text:p>0,1266</text:p>
          </table:table-cell>
          <table:table-cell office:value-type="float" office:value="455.03" calcext:value-type="float">
            <text:p>455,03</text:p>
          </table:table-cell>
          <table:table-cell office:value-type="float" office:value="453.43" calcext:value-type="float">
            <text:p>453,43</text:p>
          </table:table-cell>
          <table:table-cell office:value-type="float" office:value="453.21" calcext:value-type="float">
            <text:p>453,21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5/05/2016</text:p>
          </table:table-cell>
          <table:table-cell office:value-type="float" office:value="0.1276" calcext:value-type="float">
            <text:p>0,1276</text:p>
          </table:table-cell>
          <table:table-cell office:value-type="float" office:value="0.1282" calcext:value-type="float">
            <text:p>0,1282</text:p>
          </table:table-cell>
          <table:table-cell office:value-type="float" office:value="450.98" calcext:value-type="float">
            <text:p>450,98</text:p>
          </table:table-cell>
          <table:table-cell office:value-type="float" office:value="449.39" calcext:value-type="float">
            <text:p>449,39</text:p>
          </table:table-cell>
          <table:table-cell office:value-type="float" office:value="449.18" calcext:value-type="float">
            <text:p>449,1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6/05/2016</text:p>
          </table:table-cell>
          <table:table-cell office:value-type="float" office:value="0.1267" calcext:value-type="float">
            <text:p>0,1267</text:p>
          </table:table-cell>
          <table:table-cell office:value-type="float" office:value="0.1273" calcext:value-type="float">
            <text:p>0,1273</text:p>
          </table:table-cell>
          <table:table-cell office:value-type="float" office:value="453.59" calcext:value-type="float">
            <text:p>453,59</text:p>
          </table:table-cell>
          <table:table-cell office:value-type="float" office:value="451.99" calcext:value-type="float">
            <text:p>451,99</text:p>
          </table:table-cell>
          <table:table-cell office:value-type="float" office:value="451.78" calcext:value-type="float">
            <text:p>451,78</text:p>
          </table:table-cell>
          <table:table-cell office:value-type="string" calcext:value-type="string">
            <text:p>LTN010123</text:p>
          </table:table-cell>
        </table:table-row>
        <table:table-row table:style-name="ro1">
          <table:table-cell office:value-type="string" calcext:value-type="string">
            <text:p>09/05/2016</text:p>
          </table:table-cell>
          <table:table-cell office:value-type="float" office:value="0.1272" calcext:value-type="float">
            <text:p>0,1272</text:p>
          </table:table-cell>
          <table:table-cell office:value-type="float" office:value="0.1278" calcext:value-type="float">
            <text:p>0,1278</text:p>
          </table:table-cell>
          <table:table-cell office:value-type="float" office:value="452.47" calcext:value-type="float">
            <text:p>452,47</text:p>
          </table:table-cell>
          <table:table-cell office:value-type="float" office:value="450.88" calcext:value-type="float">
            <text:p>450,88</text:p>
          </table:table-cell>
          <table:table-cell office:value-type="float" office:value="450.67" calcext:value-type="float">
            <text:p>450,67</text:p>
          </table:table-cell>
          <table:table-cell office:value-type="string" calcext:value-type="string">
            <text:p>LTN010123</text:p>
          </table:table-cell>
        </table:table-row>
        <table:table-row table:style-name="ro1" table:number-rows-repeated="12"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R$ 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date-style style:name="N138">
      <number:month number:textual="true"/>
      <number:text>/</number:text>
      <number:year number:style="long"/>
    </number:date-style>
    <number:date-style style:name="N139">
      <number:day number:style="long"/>
      <number:month number:textual="true"/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6:29:17.7689730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6-05-09T12:12:19.298258697</meta:creation-date>
    <dc:date>2016-05-09T16:29:48.932554193</dc:date>
    <dc:creator>Fernando </dc:creator>
    <meta:editing-duration>P0D</meta:editing-duration>
    <meta:editing-cycles>7</meta:editing-cycles>
    <meta:generator>LibreOffice/4.2.8.2$Linux_X86_64 LibreOffice_project/420m0$Build-2</meta:generator>
    <meta:document-statistic meta:table-count="1" meta:cell-count="504" meta:object-count="0"/>
  </office:meta>
</office:document-meta>
</file>